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6201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Parameters</text:p>
          </table:table-cell>
          <table:table-cell table:style-name="ce2" table:number-columns-repeated="3"/>
          <table:table-cell table:number-columns-repeated="59"/>
        </table:table-row>
        <table:table-row table:style-name="ro3">
          <table:table-cell/>
          <table:table-cell table:style-name="ce2" office:value-type="string" calcext:value-type="string">
            <text:p>Tracker Count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9"/>
        </table:table-row>
        <table:table-row table:style-name="ro3">
          <table:table-cell/>
          <table:table-cell table:style-name="ce2" office:value-type="string" calcext:value-type="string">
            <text:p>TrackingCam Count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9"/>
        </table:table-row>
        <table:table-row table:style-name="ro3">
          <table:table-cell/>
          <table:table-cell table:style-name="ce2" office:value-type="string" calcext:value-type="string">
            <text:p>TrackingBoard Choice</text:p>
          </table:table-cell>
          <table:table-cell table:style-name="ce2" office:value-type="string" calcext:value-type="string">
            <text:p>welectro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welectron</text:p>
          </table:table-cell>
          <table:table-cell table:style-name="ce2" table:number-columns-repeated="2"/>
          <table:table-cell table:number-columns-repeated="57"/>
        </table:table-row>
        <table:table-row table:style-name="ro3">
          <table:table-cell/>
          <table:table-cell table:style-name="ce2" office:value-type="string" calcext:value-type="string">
            <text:p>TrackingCam Choice</text:p>
          </table:table-cell>
          <table:table-cell table:style-name="ce2" office:value-type="string" calcext:value-type="string">
            <text:p>V2RPiCam</text:p>
          </table:table-cell>
          <table:table-cell table:style-name="ce8" office:value-type="string" calcext:value-type="string">
            <text:p>V1RPiCamCheap</text:p>
          </table:table-cell>
          <table:table-cell table:style-name="ce12" office:value-type="string" calcext:value-type="string">
            <text:p>V1ZeroCam</text:p>
          </table:table-cell>
          <table:table-cell table:style-name="ce2" office:value-type="string" calcext:value-type="string">
            <text:p>V1ZeroCam120</text:p>
          </table:table-cell>
          <table:table-cell table:style-name="ce2" office:value-type="string" calcext:value-type="string">
            <text:p>V2RPiCam</text:p>
          </table:table-cell>
          <table:table-cell table:number-columns-repeated="57"/>
        </table:table-row>
        <table:table-row table:style-name="ro3">
          <table:table-cell/>
          <table:table-cell table:style-name="ce2" office:value-type="string" calcext:value-type="string">
            <text:p>Optimistic chepeo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59"/>
        </table:table-row>
        <table:table-row table:style-name="ro3">
          <table:table-cell/>
          <table:table-cell table:style-name="ce2" table:number-columns-repeated="3"/>
          <table:table-cell table:number-columns-repeated="60"/>
        </table:table-row>
        <table:table-row table:style-name="ro3">
          <table:table-cell/>
          <table:table-cell table:style-name="ce2" table:number-columns-repeated="3"/>
          <table:table-cell table:style-name="ce4" table:formula="of:=[.E11]+[.E21]+[.E27]" office:value-type="currency" office:currency="EUR" office:value="193.95" calcext:value-type="currency">
            <text:p>193.95€</text:p>
          </table:table-cell>
          <table:table-cell table:number-columns-repeated="59"/>
        </table:table-row>
        <table:table-row table:style-name="ro2">
          <table:table-cell/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nitpri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  <table:table-cell table:number-columns-repeated="57"/>
        </table:table-row>
        <table:table-row table:style-name="ro3">
          <table:table-cell/>
          <table:table-cell table:style-name="ce3" office:value-type="string" calcext:value-type="string">
            <text:p>Marker Detector</text:p>
          </table:table-cell>
          <table:table-cell table:style-name="ce4"/>
          <table:table-cell table:style-name="ce9"/>
          <table:table-cell table:style-name="ce6" table:formula="of:=SUM([.E12:.E20])" office:value-type="currency" office:currency="EUR" office:value="144" calcext:value-type="currency">
            <text:p>144.00€</text:p>
          </table:table-cell>
          <table:table-cell table:style-name="ce13"/>
          <table:table-cell table:style-name="ce3"/>
          <table:table-cell table:number-columns-repeated="57"/>
        </table:table-row>
        <table:table-row table:style-name="ro4">
          <table:table-cell/>
          <table:table-cell table:style-name="ce2" office:value-type="string" calcext:value-type="string">
            <text:p>RPi Zero combo</text:p>
          </table:table-cell>
          <table:table-cell table:style-name="ce5" office:value-type="currency" office:currency="EUR" office:value="22.05" calcext:value-type="currency">
            <text:p>22.05€</text:p>
          </table:table-cell>
          <table:table-cell table:style-name="ce10" table:formula="of:=IF([.$C$5]=&quot;welectron&quot;; [.$C$4]; 0)" office:value-type="float" office:value="3" calcext:value-type="float">
            <text:p>3</text:p>
          </table:table-cell>
          <table:table-cell table:style-name="ce7" table:formula="of:=[.D12]*[.C12]" office:value-type="currency" office:currency="EUR" office:value="66.15" calcext:value-type="currency">
            <text:p>66.15€</text:p>
          </table:table-cell>
          <table:table-cell table:style-name="ce14" office:value-type="string" calcext:value-type="string">
            <text:p><text:a xlink:href="https://www.welectron.com/Raspberry-Pi-Zero-WH-mit-verloeteter-Stiftleiste" xlink:type="simple">welectron</text:a></text:p>
          </table:table-cell>
          <table:table-cell table:style-name="ce2" office:value-type="string" calcext:value-type="string">
            <text:p>wifi + header</text:p>
          </table:table-cell>
          <table:table-cell table:number-columns-repeated="57"/>
        </table:table-row>
        <table:table-row table:style-name="ro4">
          <table:table-cell/>
          <table:table-cell table:style-name="ce2" office:value-type="string" calcext:value-type="string">
            <text:p>RPi Zero</text:p>
          </table:table-cell>
          <table:table-cell table:style-name="ce5" table:formula="of:=IF([.$C$7]=&quot;yes&quot;; 5+2; 15.3)" office:value-type="currency" office:currency="EUR" office:value="15.3" calcext:value-type="currency">
            <text:p>15.30€</text:p>
          </table:table-cell>
          <table:table-cell table:style-name="ce10" table:formula="of:=IF([.$C$5]=&quot;reichelt&quot;; [.$C$4]; 0)" office:value-type="float" office:value="0" calcext:value-type="float">
            <text:p>0</text:p>
          </table:table-cell>
          <table:table-cell table:style-name="ce7" table:formula="of:=[.D13]*[.C13]" office:value-type="currency" office:currency="EUR" office:value="0" calcext:value-type="currency">
            <text:p>0.00€</text:p>
          </table:table-cell>
          <table:table-cell table:style-name="ce14" office:value-type="string" calcext:value-type="string">
            <text:p><text:a xlink:href="https://www.reichelt.de/raspberry-pi-zero-v-1-3-1-ghz-512-mb-ram-rasp-pi-zero-p256439.html?&amp;trstct=vrt_pdn&amp;nbc=1" xlink:type="simple">reichelt</text:a></text:p>
          </table:table-cell>
          <table:table-cell table:style-name="ce2" office:value-type="string" calcext:value-type="string">
            <text:p>no wifi, no header</text:p>
          </table:table-cell>
          <table:table-cell table:number-columns-repeated="57"/>
        </table:table-row>
        <table:table-row table:style-name="ro4">
          <table:table-cell/>
          <table:table-cell table:style-name="ce2" office:value-type="string" calcext:value-type="string">
            <text:p>SDCard</text:p>
          </table:table-cell>
          <table:table-cell table:style-name="ce5" table:formula="of:=IF([.$C$7]=&quot;yes&quot;; 3; 4.5)" office:value-type="currency" office:currency="EUR" office:value="4.5" calcext:value-type="currency">
            <text:p>4.50€</text:p>
          </table:table-cell>
          <table:table-cell table:style-name="ce10" table:formula="of:=IF([.$C$5]=&quot;reichelt&quot;; [.$C$4]; 0)" office:value-type="float" office:value="0" calcext:value-type="float">
            <text:p>0</text:p>
          </table:table-cell>
          <table:table-cell table:style-name="ce7" table:formula="of:=[.D14]*[.C14]" office:value-type="currency" office:currency="EUR" office:value="0" calcext:value-type="currency">
            <text:p>0.00€</text:p>
          </table:table-cell>
          <table:table-cell table:style-name="ce14" office:value-type="string" calcext:value-type="string">
            <text:p><text:a xlink:href="https://www.reichelt.de/microsdhc-speicherkarte-16-gb-canvas-select-plus-sdcs2-16gb-p272298.html" xlink:type="simple">reichelt</text:a></text:p>
          </table:table-cell>
          <table:table-cell table:number-columns-repeated="58"/>
        </table:table-row>
        <table:table-row table:style-name="ro4">
          <table:table-cell/>
          <table:table-cell table:style-name="ce2" office:value-type="string" calcext:value-type="string">
            <text:p>Kühlkörper</text:p>
          </table:table-cell>
          <table:table-cell table:style-name="ce5" office:value-type="currency" office:currency="EUR" office:value="1.75" calcext:value-type="currency">
            <text:p>1.75€</text:p>
          </table:table-cell>
          <table:table-cell table:style-name="ce10" table:formula="of:=IF([.$C$7]=&quot;yes&quot;; 0; IF([.$C$5]=&quot;reichelt&quot;; [.$C$4]; 0))" office:value-type="float" office:value="0" calcext:value-type="float">
            <text:p>0</text:p>
          </table:table-cell>
          <table:table-cell table:style-name="ce7" table:formula="of:=[.D15]*[.C15]" office:value-type="currency" office:currency="EUR" office:value="0" calcext:value-type="currency">
            <text:p>0.00€</text:p>
          </table:table-cell>
          <table:table-cell table:style-name="ce14" office:value-type="string" calcext:value-type="string">
            <text:p><text:a xlink:href="https://www.reichelt.de/raspberry-pi-kuehlsatz-3-teilig-silber-rpi-cool-si-p176575.html" xlink:type="simple">reichelt</text:a></text:p>
          </table:table-cell>
          <table:table-cell table:number-columns-repeated="58"/>
        </table:table-row>
        <table:table-row table:style-name="ro4">
          <table:table-cell/>
          <table:table-cell table:style-name="ce2" office:value-type="string" calcext:value-type="string">
            <text:p>Stiftleiste</text:p>
          </table:table-cell>
          <table:table-cell table:style-name="ce5" office:value-type="currency" office:currency="EUR" office:value="0.03" calcext:value-type="currency">
            <text:p>0.03€</text:p>
          </table:table-cell>
          <table:table-cell table:style-name="ce11" table:formula="of:=IF([.$C$5]=&quot;reichelt&quot;; [.$C$4]; 0)" office:value-type="float" office:value="0" calcext:value-type="float">
            <text:p>0</text:p>
          </table:table-cell>
          <table:table-cell table:style-name="ce7" table:formula="of:=[.D16]*[.C16]" office:value-type="currency" office:currency="EUR" office:value="0" calcext:value-type="currency">
            <text:p>0.00€</text:p>
          </table:table-cell>
          <table:table-cell table:style-name="ce14" office:value-type="string" calcext:value-type="string">
            <text:p><text:a xlink:href="http://reichelt.de/rnd-stiftleiste-10-pol-rm-2-54-mm-rnd-205-00631-p208857.html" xlink:type="simple">reichelt</text:a></text:p>
          </table:table-cell>
          <table:table-cell table:number-columns-repeated="58"/>
        </table:table-row>
        <table:table-row table:style-name="ro4">
          <table:table-cell/>
          <table:table-cell table:style-name="ce2" office:value-type="string" calcext:value-type="string">
            <text:p>V2 RPiCam Original</text:p>
          </table:table-cell>
          <table:table-cell table:style-name="ce5" table:formula="of:=23.7+2.25" office:value-type="currency" office:currency="EUR" office:value="25.95" calcext:value-type="currency">
            <text:p>25.95€</text:p>
          </table:table-cell>
          <table:table-cell table:style-name="ce10" table:formula="of:=IF([.$C$6]=&quot;V2RPiCam&quot;; [.$C$4]; 0)" office:value-type="float" office:value="3" calcext:value-type="float">
            <text:p>3</text:p>
          </table:table-cell>
          <table:table-cell table:style-name="ce7" table:formula="of:=[.D17]*[.C17]" office:value-type="currency" office:currency="EUR" office:value="77.85" calcext:value-type="currency">
            <text:p>77.85€</text:p>
          </table:table-cell>
          <table:table-cell table:style-name="ce14" office:value-type="string" calcext:value-type="string">
            <text:p><text:a xlink:href="https://www.reichelt.de/raspberry-pi-kamera-8mp-v2-1-imx219pq-rasp-cam-2-p170853.html" xlink:type="simple">reichelt, adapter</text:a></text:p>
          </table:table-cell>
          <table:table-cell table:number-columns-repeated="58"/>
        </table:table-row>
        <table:table-row table:style-name="ro4">
          <table:table-cell/>
          <table:table-cell table:style-name="ce2" office:value-type="string" calcext:value-type="string">
            <text:p>V1 ZeroCam 120°</text:p>
          </table:table-cell>
          <table:table-cell table:style-name="ce5" office:value-type="currency" office:currency="EUR" office:value="15" calcext:value-type="currency">
            <text:p>15.00€</text:p>
          </table:table-cell>
          <table:table-cell table:style-name="ce10" table:formula="of:=IF([.$C$6]=&quot;V1ZeroCam120&quot;; [.$C$4]; 0)" office:value-type="float" office:value="0" calcext:value-type="float">
            <text:p>0</text:p>
          </table:table-cell>
          <table:table-cell table:style-name="ce7" table:formula="of:=[.D18]*[.C18]" office:value-type="currency" office:currency="EUR" office:value="0" calcext:value-type="currency">
            <text:p>0.00€</text:p>
          </table:table-cell>
          <table:table-cell table:style-name="ce14" office:value-type="string" calcext:value-type="string">
            <text:p><text:a xlink:href="https://botland.com.pl/en/camera-for-raspberry-pi-and-accessories/12748-camera-zerocam-ov5647-5mpx-wide-angled-120-for-raspberry-pi-zero.html" xlink:type="simple">botland</text:a></text:p>
          </table:table-cell>
          <table:table-cell table:style-name="ce14" office:value-type="string" calcext:value-type="string">
            <text:p><text:a xlink:href="https://www.reichelt.de/raspberry-pi-zero-kamera-fuer-raspberry-pi-zero-5mp-120-ov5-rpiz-cam-5mp-120-p242758.html" xlink:type="simple">reichelt</text:a></text:p>
          </table:table-cell>
          <table:table-cell table:number-columns-repeated="57"/>
        </table:table-row>
        <table:table-row table:style-name="ro4">
          <table:table-cell/>
          <table:table-cell table:style-name="ce2" office:value-type="string" calcext:value-type="string">
            <text:p>V1 ZeroCam</text:p>
          </table:table-cell>
          <table:table-cell table:style-name="ce5" office:value-type="currency" office:currency="EUR" office:value="12" calcext:value-type="currency">
            <text:p>12.00€</text:p>
          </table:table-cell>
          <table:table-cell table:style-name="ce10" table:formula="of:=IF([.$C$6]=&quot;V1ZeroCam&quot;; [.$C$4]; 0)" office:value-type="float" office:value="0" calcext:value-type="float">
            <text:p>0</text:p>
          </table:table-cell>
          <table:table-cell table:style-name="ce7" table:formula="of:=[.D19]*[.C19]" office:value-type="currency" office:currency="EUR" office:value="0" calcext:value-type="currency">
            <text:p>0.00€</text:p>
          </table:table-cell>
          <table:table-cell table:style-name="ce14" office:value-type="string" calcext:value-type="string">
            <text:p><text:a xlink:href="https://botland.com.pl/en/camera-for-raspberry-pi-and-accessories/12746-camera-zerocam-ov5647-5mpx-for-raspberry-pi-zero.html" xlink:type="simple">botland</text:a></text:p>
          </table:table-cell>
          <table:table-cell table:number-columns-repeated="58"/>
        </table:table-row>
        <table:table-row table:style-name="ro4">
          <table:table-cell/>
          <table:table-cell table:style-name="ce2" office:value-type="string" calcext:value-type="string">
            <text:p>V1 RPiCam Cheap</text:p>
          </table:table-cell>
          <table:table-cell table:style-name="ce5" table:formula="of:=3.5 + 1.1" office:value-type="currency" office:currency="EUR" office:value="4.6" calcext:value-type="currency">
            <text:p>4.60€</text:p>
          </table:table-cell>
          <table:table-cell table:style-name="ce10" table:formula="of:=IF([.$C$6]=&quot;V1RPiCamCheap&quot;; IF([.$C$7]=&quot;yes&quot;; [.$C$4]; [.$C$4]+1); 0)" office:value-type="float" office:value="0" calcext:value-type="float">
            <text:p>0</text:p>
          </table:table-cell>
          <table:table-cell table:style-name="ce7" table:formula="of:=[.D20]*[.C20]" office:value-type="currency" office:currency="EUR" office:value="0" calcext:value-type="currency">
            <text:p>0.00€</text:p>
          </table:table-cell>
          <table:table-cell table:style-name="ce14" office:value-type="string" calcext:value-type="string">
            <text:p><text:a xlink:href="https://de.aliexpress.com/item/4000288007298.html" xlink:type="simple">aliexpress, adapter</text:a></text:p>
          </table:table-cell>
          <table:table-cell table:number-columns-repeated="58"/>
        </table:table-row>
        <table:table-row table:style-name="ro3">
          <table:table-cell/>
          <table:table-cell table:style-name="ce3" office:value-type="string" calcext:value-type="string">
            <text:p>Marker Tracker</text:p>
          </table:table-cell>
          <table:table-cell table:style-name="ce6"/>
          <table:table-cell table:style-name="ce9"/>
          <table:table-cell table:style-name="ce6" table:formula="of:=SUM([.E22:.E26])" office:value-type="currency" office:currency="EUR" office:value="17.45" calcext:value-type="currency">
            <text:p>17.45€</text:p>
          </table:table-cell>
          <table:table-cell table:style-name="ce9" table:number-columns-repeated="2"/>
          <table:table-cell table:number-columns-repeated="57"/>
        </table:table-row>
        <table:table-row table:style-name="ro4">
          <table:table-cell/>
          <table:table-cell table:style-name="ce2" office:value-type="string" calcext:value-type="string">
            <text:p>STMF103 Blue Pill</text:p>
          </table:table-cell>
          <table:table-cell table:style-name="ce5" office:value-type="currency" office:currency="EUR" office:value="2.5" calcext:value-type="currency">
            <text:p>2.50€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D22]*[.C22]" office:value-type="currency" office:currency="EUR" office:value="2.5" calcext:value-type="currency">
            <text:p>2.50€</text:p>
          </table:table-cell>
          <table:table-cell table:style-name="ce14" office:value-type="string" calcext:value-type="string">
            <text:p><text:a xlink:href="https://www.komputer.de/zen/index.php?main_page=product_info&amp;products_id=494" xlink:type="simple">komputer</text:a></text:p>
          </table:table-cell>
          <table:table-cell table:style-name="ce2" office:value-type="string" calcext:value-type="string">
            <text:p>cheaper options available, but this is fine</text:p>
          </table:table-cell>
          <table:table-cell table:number-columns-repeated="57"/>
        </table:table-row>
        <table:table-row table:style-name="ro4">
          <table:table-cell/>
          <table:table-cell table:style-name="ce2" office:value-type="string" calcext:value-type="string">
            <text:p>CAT cables</text:p>
          </table:table-cell>
          <table:table-cell table:style-name="ce5" office:value-type="currency" office:currency="EUR" office:value="1.2" calcext:value-type="currency">
            <text:p>1.20€</text:p>
          </table:table-cell>
          <table:table-cell table:style-name="ce10" table:formula="of:=1*[.$C$4]" office:value-type="float" office:value="3" calcext:value-type="float">
            <text:p>3</text:p>
          </table:table-cell>
          <table:table-cell table:style-name="ce7" table:formula="of:=[.D23]*[.C23]" office:value-type="currency" office:currency="EUR" office:value="3.6" calcext:value-type="currency">
            <text:p>3.60€</text:p>
          </table:table-cell>
          <table:table-cell table:style-name="ce14" office:value-type="string" calcext:value-type="string">
            <text:p><text:a xlink:href="https://www.reichelt.de/5-0m-cat-5e-u-utp-netzwerkkabel-weiss-rj45-patch-c5u-5-ws-p152070.html?&amp;nbc=1" xlink:type="simple">reichelt</text:a></text:p>
          </table:table-cell>
          <table:table-cell table:style-name="ce14" office:value-type="string" calcext:value-type="string">
            <text:p><text:a xlink:href="https://www.reichelt.de/5-0m-cat-6-pimf-patchkabel-weiss-rj45-patch-c6-5-ws-p106602.html" xlink:type="simple">reichelt CAT6</text:a></text:p>
          </table:table-cell>
          <table:table-cell table:number-columns-repeated="57"/>
        </table:table-row>
        <table:table-row table:style-name="ro4">
          <table:table-cell/>
          <table:table-cell table:style-name="ce2" office:value-type="string" calcext:value-type="string">
            <text:p>RJ45 Ports</text:p>
          </table:table-cell>
          <table:table-cell table:style-name="ce5" office:value-type="currency" office:currency="EUR" office:value="1.3" calcext:value-type="currency">
            <text:p>1.30€</text:p>
          </table:table-cell>
          <table:table-cell table:style-name="ce10" table:formula="of:=2*[.$C$4]" office:value-type="float" office:value="6" calcext:value-type="float">
            <text:p>6</text:p>
          </table:table-cell>
          <table:table-cell table:style-name="ce7" table:formula="of:=[.D24]*[.C24]" office:value-type="currency" office:currency="EUR" office:value="7.8" calcext:value-type="currency">
            <text:p>7.80€</text:p>
          </table:table-cell>
          <table:table-cell table:style-name="ce14" office:value-type="string" calcext:value-type="string">
            <text:p><text:a xlink:href="https://www.reichelt.de/rj45-buchse-180-tht-cat-5-cat5-t1v-4-0n4n-p257584.html?" xlink:type="simple">reichelt</text:a></text:p>
          </table:table-cell>
          <table:table-cell table:number-columns-repeated="58"/>
        </table:table-row>
        <table:table-row table:style-name="ro4">
          <table:table-cell/>
          <table:table-cell table:style-name="ce2" office:value-type="string" calcext:value-type="string">
            <text:p>Cables</text:p>
          </table:table-cell>
          <table:table-cell table:style-name="ce5" office:value-type="currency" office:currency="EUR" office:value="0.8" calcext:value-type="currency">
            <text:p>0.80€</text:p>
          </table:table-cell>
          <table:table-cell table:style-name="ce10" table:formula="of:=1*[.$C$4]" office:value-type="float" office:value="3" calcext:value-type="float">
            <text:p>3</text:p>
          </table:table-cell>
          <table:table-cell table:style-name="ce7" table:formula="of:=[.D25]*[.C25]" office:value-type="currency" office:currency="EUR" office:value="2.4" calcext:value-type="currency">
            <text:p>2.40€</text:p>
          </table:table-cell>
          <table:table-cell table:style-name="ce14" office:value-type="string" calcext:value-type="string">
            <text:p><text:a xlink:href="https://www.reichelt.de/flexible-drahtbruecken-10-cm-buchse-buchse-10er-pack-steckboard-lbbbl-p177415.html" xlink:type="simple">reichelt</text:a></text:p>
          </table:table-cell>
          <table:table-cell table:number-columns-repeated="58"/>
        </table:table-row>
        <table:table-row table:style-name="ro4">
          <table:table-cell/>
          <table:table-cell table:style-name="ce2" office:value-type="string" calcext:value-type="string">
            <text:p>USB Breakout</text:p>
          </table:table-cell>
          <table:table-cell table:style-name="ce5" office:value-type="currency" office:currency="EUR" office:value="1.15" calcext:value-type="currency">
            <text:p>1.15€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D26]*[.C26]" office:value-type="currency" office:currency="EUR" office:value="1.15" calcext:value-type="currency">
            <text:p>1.15€</text:p>
          </table:table-cell>
          <table:table-cell table:style-name="ce14" office:value-type="string" calcext:value-type="string">
            <text:p><text:a xlink:href="https://www.reichelt.de/entwicklerboards-breakout-board-mit-microusb-2-0-debo-microusb-2-p240686.html" xlink:type="simple">reichelt</text:a></text:p>
          </table:table-cell>
          <table:table-cell table:number-columns-repeated="58"/>
        </table:table-row>
        <table:table-row table:style-name="ro3">
          <table:table-cell/>
          <table:table-cell table:style-name="ce3" office:value-type="string" calcext:value-type="string">
            <text:p>Marker</text:p>
          </table:table-cell>
          <table:table-cell table:style-name="ce6"/>
          <table:table-cell table:style-name="ce9"/>
          <table:table-cell table:style-name="ce6" table:formula="of:=SUM([.E28:.E30])" office:value-type="currency" office:currency="EUR" office:value="32.5" calcext:value-type="currency">
            <text:p>32.50€</text:p>
          </table:table-cell>
          <table:table-cell table:style-name="ce9" table:number-columns-repeated="2"/>
          <table:table-cell table:number-columns-repeated="57"/>
        </table:table-row>
        <table:table-row table:style-name="ro3">
          <table:table-cell/>
          <table:table-cell table:style-name="ce2" office:value-type="string" calcext:value-type="string">
            <text:p>LEDs</text:p>
          </table:table-cell>
          <table:table-cell table:style-name="ce5" table:formula="of:=0.1" office:value-type="currency" office:currency="EUR" office:value="0.1" calcext:value-type="currency">
            <text:p>0.10€</text:p>
          </table:table-cell>
          <table:table-cell table:style-name="ce10" table:formula="of:=5*[.$C$3]" office:value-type="float" office:value="25" calcext:value-type="float">
            <text:p>25</text:p>
          </table:table-cell>
          <table:table-cell table:style-name="ce7" table:formula="of:=[.D28]*[.C28]" office:value-type="currency" office:currency="EUR" office:value="2.5" calcext:value-type="currency">
            <text:p>2.50€</text:p>
          </table:table-cell>
          <table:table-cell table:number-columns-repeated="59"/>
        </table:table-row>
        <table:table-row table:style-name="ro3">
          <table:table-cell/>
          <table:table-cell table:style-name="ce2" office:value-type="string" calcext:value-type="string">
            <text:p>PCB</text:p>
          </table:table-cell>
          <table:table-cell table:style-name="ce5" office:value-type="currency" office:currency="EUR" office:value="3" calcext:value-type="currency">
            <text:p>3.00€</text:p>
          </table:table-cell>
          <table:table-cell table:style-name="ce10" table:formula="of:=[.$C$3]" office:value-type="float" office:value="5" calcext:value-type="float">
            <text:p>5</text:p>
          </table:table-cell>
          <table:table-cell table:style-name="ce7" table:formula="of:=[.D29]*[.C29]" office:value-type="currency" office:currency="EUR" office:value="15" calcext:value-type="currency">
            <text:p>15.00€</text:p>
          </table:table-cell>
          <table:table-cell table:number-columns-repeated="59"/>
        </table:table-row>
        <table:table-row table:style-name="ro3">
          <table:table-cell/>
          <table:table-cell table:style-name="ce2" office:value-type="string" calcext:value-type="string">
            <text:p>1S 3.7V LipoBattery</text:p>
          </table:table-cell>
          <table:table-cell table:style-name="ce5" office:value-type="currency" office:currency="EUR" office:value="3" calcext:value-type="currency">
            <text:p>3.00€</text:p>
          </table:table-cell>
          <table:table-cell table:style-name="ce10" table:formula="of:=[.$C$3]" office:value-type="float" office:value="5" calcext:value-type="float">
            <text:p>5</text:p>
          </table:table-cell>
          <table:table-cell table:style-name="ce7" table:formula="of:=[.C30]*[.D30]" office:value-type="currency" office:currency="EUR" office:value="15" calcext:value-type="currency">
            <text:p>15.00€</text:p>
          </table:table-cell>
          <table:table-cell table:number-columns-repeated="59"/>
        </table:table-row>
        <table:table-row table:style-name="ro3">
          <table:table-cell/>
          <table:table-cell table:style-name="ce2" office:value-type="string" calcext:value-type="string">
            <text:p>Good Luck charm</text:p>
          </table:table-cell>
          <table:table-cell table:style-name="ce5" office:value-type="string" calcext:value-type="string">
            <text:p>???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7"/>
          <table:table-cell table:number-columns-repeated="61"/>
        </table:table-row>
        <table:table-row table:style-name="ro3">
          <table:table-cell/>
          <table:table-cell table:style-name="ce3" office:value-type="string" calcext:value-type="string">
            <text:p>+ Cases</text:p>
          </table:table-cell>
          <table:table-cell table:style-name="ce7"/>
          <table:table-cell table:number-columns-repeated="61"/>
        </table:table-row>
        <table:table-row table:style-name="ro3" table:number-rows-repeated="980">
          <table:table-cell table:number-columns-repeated="2"/>
          <table:table-cell table:style-name="ce7"/>
          <table:table-cell table:number-columns-repeated="61"/>
        </table:table-row>
        <table:table-row table:style-name="ro1" table:number-rows-repeated="1047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currency-symbol>€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07:12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7-13T22:25:24.806000000</dc:date>
    <meta:editing-duration>PT18M12S</meta:editing-duration>
    <meta:editing-cycles>1</meta:editing-cycles>
    <meta:document-statistic meta:table-count="1" meta:cell-count="120" meta:object-count="0"/>
  </office:meta>
</office:document-meta>
</file>